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tracked-changes text:track-changes="false">
        <text:changed-region text:id="ct150222792">
          <text:insertion>
            <office:change-info>
              <dc:creator>Gaetan Delannay</dc:creator>
              <dc:date>2008-03-19T21:54:00</dc:date>
            </office:change-info>
          </text:insertion>
        </text:changed-region>
        <text:changed-region text:id="ct150305552">
          <text:insertion>
            <office:change-info>
              <dc:creator>Gaetan Delannay</dc:creator>
              <dc:date>2008-03-19T21:56:00</dc:date>
            </office:change-info>
          </text:insertion>
        </text:changed-region>
        <text:changed-region text:id="ct147614112">
          <text:insertion>
            <office:change-info>
              <dc:creator>Gaetan Delannay</dc:creator>
              <dc:date>2008-03-19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08-03-19T00:00:00</dc:date><text:p>do text if True</text:p></office:annotation><text:span text:style-name="T1">First of all, here are some tests related to the « if » expression (= function « test »).</text:span></text:p>
      <text:p text:style-name="P1"><text:change-start text:change-id="ct150222792"/><text:span text:style-name="T1">test(True, 'I will be included', 'I will not be included')</text:span><text:change-end text:change-id="ct150222792"/> </text:p>
      <text:p text:style-name="P1"><text:change-start text:change-id="ct150305552"/><text:span text:style-name="T1">test(False, 'Beurk', 'Miam')</text:span><text:change-end text:change-id="ct150305552"/><text:span text:style-name="T1"> </text:span></text:p>
      <text:p text:style-name="P1"><text:change-start text:change-id="ct147614112"/><text:span text:style-name="T1">test(hell)</text:span><text:change-end text:change-id="ct147614112"/> </text:p>
      <text:p text:style-name="P1"/>
      <text:p text:style-name="P1">Then,<office:annotation><dc:date>2008-03-19T00:00:00</dc:date><text:p>do text else tutu</text:p></office:annotation> let's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office:annotation><dc:date>2008-03-19T00:00:00</dc:date><text:p>c1: do table if True</text:p></office:annotation>Hello<office:annotation><dc:date>2008-03-19T00:00:00</dc:date><text:p>c1: do text if True</text:p></office:annotation></text:p>
            <text:p text:style-name="P2">Not hello.<office:annotation><dc:date>2008-03-19T00:00:00</dc:date><text:p>do text else c1</text:p></office:annotation></text:p>
          </table:table-cell>
        </table:table-row>
      </table:table>
      <text:p text:style-name="P1"/>
      <text:p text:style-name="P1"><office:annotation><dc:date>2008-03-19T00:00:00</dc:date><text:p>do text from '&lt;text:p&gt;Hello&lt;/text:p&gt;'</text:p></office:annotation>Some syntax errors.</text:p>
      <text:p text:style-name="P1">Some mo<office:annotation><dc:date>2008-03-19T00:00:00</dc:date><text:p>do text</text:p></office:annotation>re syntax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3:15:12</dc:date>
    <dc:language>fr-FR</dc:language>
    <meta:editing-cycles>22</meta:editing-cycles>
    <meta:editing-duration>PT3H44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65" meta:character-count="394"/>
  </office:meta>
</office:document-meta>
</file>